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43713" officeooo:paragraph-rsid="00143713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16pt" fo:font-style="italic" officeooo:rsid="00143713" officeooo:paragraph-rsid="00143713" style:font-size-asian="16pt" style:font-style-asian="italic" style:font-size-complex="16pt" style:font-style-complex="italic"/>
    </style:style>
    <style:style style:name="T1" style:family="text">
      <style:text-properties officeooo:rsid="00143713"/>
    </style:style>
    <style:style style:name="T2" style:family="text">
      <style:text-properties style:text-position="super 58%" officeooo:rsid="00143713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‘<text:span text:style-name="T1">Tis So Sweet to Trust in Jesus</text:span></text:p>
      <text:p text:style-name="P1"/>
      <text:p text:style-name="P3">‘<text:span text:style-name="T1">Tis so sweet to trust in Jesus,</text:span></text:p>
      <text:p text:style-name="P5">Just to take Him at His word;</text:p>
      <text:p text:style-name="P5">Just to rest upon His promise;</text:p>
      <text:p text:style-name="P5">Just to know, “Thus says the Lord.”</text:p>
      <text:p text:style-name="P5"/>
      <text:p text:style-name="P5">O how sweet to trust in Jesus,</text:p>
      <text:p text:style-name="P5">Just to trtust His cleansing blood;</text:p>
      <text:p text:style-name="P5">Just in simple faith to plunge me</text:p>
      <text:p text:style-name="P5">‘Neath the healing, cleansing flood!</text:p>
      <text:p text:style-name="P5"/>
      <text:p text:style-name="P5">Yes, ‘tis sweet to trust in Jesus,</text:p>
      <text:p text:style-name="P5">Just from sin and self to cease;</text:p>
      <text:p text:style-name="P5">Just from Jesus simply taking</text:p>
      <text:p text:style-name="P5">Life and rest, and joy and peace.</text:p>
      <text:p text:style-name="P5"/>
      <text:p text:style-name="P5">I’m so glad I learned to trust Thee,</text:p>
      <text:p text:style-name="P5">Precious Jesus, Saviour, Friend;</text:p>
      <text:p text:style-name="P5">And I know that Thou art with me,</text:p>
      <text:p text:style-name="P5">Wilt be with me to the end.</text:p>
      <text:p text:style-name="P3"/>
      <text:p text:style-name="P6">Refrain</text:p>
      <text:p text:style-name="P6"/>
      <text:p text:style-name="P7">Jesus, Jesus, how I trust Him!</text:p>
      <text:p text:style-name="P7">How I’ve proved Him o’er and o’er!</text:p>
      <text:p text:style-name="P7">Jesus, Jesus, precious Jesus!</text:p>
      <text:p text:style-name="P7">O for grace to trust Him more!</text:p>
      <text:p text:style-name="P3"/>
      <text:p text:style-name="P3"/>
      <text:p text:style-name="P3">Composer: <text:span text:style-name="T1">William J. Kirkpatrick (1838-1921)</text:span></text:p>
      <text:p text:style-name="P3">Lyricist: <text:span text:style-name="T1">Louisa M. R. Stead (19</text:span><text:span text:style-name="T2">th</text:span><text:span text:style-name="T1"> centu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2:10:36.011935479</meta:creation-date>
    <meta:editing-duration>PT7M15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17T12:17:47.013765518</dc:date>
    <dc:creator>Hank Warren</dc:creator>
    <meta:document-statistic meta:table-count="0" meta:image-count="0" meta:object-count="0" meta:page-count="1" meta:paragraph-count="24" meta:word-count="149" meta:character-count="764" meta:non-whitespace-character-count="639"/>
    <meta:template xlink:type="simple" xlink:actuate="onRequest" xlink:title="TubaHymn" xlink:href="../../../../../Library/Application%20Support/LibreOffice/4/user/template/TubaHymn1.ott" meta:date="2020-07-17T12:10:33.666220546"/>
  </office:meta>
</office:document-meta>
</file>